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5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paragraph-properties fo:orphans="2" fo:widows="2"/>
      <style:text-properties fo:font-style="normal" style:font-style-asian="normal" style:font-style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keep-with-next="always"/>
      <style:text-properties fo:font-weight="bold" style:font-weight-asian="bold" style:font-weight-complex="bold"/>
    </style:style>
    <style:style style:name="P11" style:family="paragraph" style:parent-style-name="Standard" style:master-page-name="">
      <style:paragraph-properties fo:orphans="2" fo:widows="2" style:page-number="auto"/>
      <style:text-properties fo:font-style="normal" style:font-style-asian="normal" style:font-style-complex="normal"/>
    </style:style>
    <style:style style:name="P12" style:family="paragraph" style:parent-style-name="Standard" style:master-page-name="">
      <style:paragraph-properties style:page-number="auto" fo:keep-with-next="always"/>
      <style:text-properties fo:font-weight="bold" style:font-weight-asian="bold" style:font-weight-complex="bold"/>
    </style:style>
    <style:style style:name="P13" style:family="paragraph" style:parent-style-name="Standard" style:list-style-name="L1">
      <style:text-properties fo:font-style="normal" style:font-style-asian="normal" style:font-style-complex="normal"/>
    </style:style>
    <style:style style:name="P14" style:family="paragraph" style:parent-style-name="Standard">
      <style:paragraph-properties fo:orphans="2" fo:widows="2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font-name="Times New Roman" fo:font-style="normal" style:font-style-asian="normal" style:font-style-complex="normal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29-32</text:p>
      <text:p text:style-name="P1">David A. Wheeler, 2008-10-09</text:p>
      <text:p text:style-name="P9"/>
      <text:p text:style-name="P2">Lesson 29: Unit Circle (what’s tan) / Large &amp; small fractions / Quadrantal angles</text:p>
      <text:p text:style-name="P4">Since sin x = opp/hyp, cos x = adj/hyp, and tan x = opp/adj, then</text:p>
      <text:p text:style-name="P4">(sin x / cos x) = (opp/hyp) / (adj/hyp) = ((opp/hyp)*hyp)/adj = opp/adj = tan x. Thus,</text:p>
      <text:p text:style-name="P4">tan x = sin x / cos x. <text:s/>There are actually many “trig identities”, this is an easy one.</text:p>
      <text:p text:style-name="P4"/>
      <text:p text:style-name="P4">The “limit” information here is really important; it’s the basis of calculus. <text:s/>Basically, when variables get closer and closer to some value, expressions using them often converge closer and closer to some other value, and we can express that “other value” as a “limit”. <text:s/>So 1+(x/10) gets close to 1 as x gets close to 0. <text:s/>This is a key tool for dealing with division-by-zero; we can’t directly divide by zero, but limits sometimes let us get around this restriction.</text:p>
      <text:p text:style-name="P4"/>
      <text:p text:style-name="P4">E.G., what’s sin 90<text:span text:style-name="T8">°? <text:s/>Strictly speaking, there’s no triangle at that angle; if the “opposite” and “hypotenuse” are zero, we might think the answer is 0/0. <text:s/>But if we say “as x gets closer and closer to </text:span><text:span text:style-name="T7">90°, what value does sin x approach”, then the answer is that “the limit of sin x, as x approaches 90°, is 1”... so that’s what the answer is. <text:s/>[Show circle as angle approaches 90°; then show sine wave.]</text:span></text:p>
      <text:p text:style-name="P4"/>
      <text:p text:style-name="P6">Lesson 30: Addition of vectors / Overlapping triangles</text:p>
      <text:p text:style-name="P7">Adding vectors is <text:span text:style-name="T1">simple when the the vectors in rectangular form; add the x’s together for the new x, and add the y’s together for the new y. E.G.., given vectors:</text:span></text:p>
      <text:p text:style-name="P7">v1 = (5, -4)</text:p>
      <text:p text:style-name="P7">v2 = (2, 3)</text:p>
      <text:p text:style-name="P7">The final (resultant) vector v1+v2 = (5,-4)+(2,3) = (5+2, -4+3) = (7,-1).</text:p>
      <text:p text:style-name="P7">Vectors are critical for building large structures (bridges, buildings, etc.); you can represent the various forces on it as vectors, add them up, and see what the final force is (too much will rip it apart).</text:p>
      <text:p text:style-name="P7"/>
      <text:p text:style-name="P7">This lesson focuses on when they <text:span text:style-name="T3">aren’t</text:span> in rectangular form. <text:s/>Sometimes vectors are expressed in polar form, that is, in terms of length and an angle: (r,<text:span text:style-name="T6">θ</text:span><text:span text:style-name="T6">). <text:s/>So, how can you add two vectors where at least one is in polar form, such as (r1,</text:span><text:span text:style-name="T6">θ1</text:span><text:span text:style-name="T6">)+(r1,</text:span><text:span text:style-name="T6">θ2</text:span><text:span text:style-name="T6">)?</text:span></text:p>
      <text:p text:style-name="P3"/>
      <text:p text:style-name="P3">First, there are two special cases that are easy:</text:p>
      <text:list text:style-name="L1">
        <text:list-item>
          <text:p text:style-name="P13"><text:span text:style-name="T6">The two angles are equal (</text:span><text:span text:style-name="T6">θ1=θ2). <text:s/>In this case, the result has the same angle, and you just add the two “r” (“length”) values. <text:s/>So (5,45º) + (6,45º) = (11,45º).</text:span></text:p>
        </text:list-item>
        <text:list-item>
          <text:p text:style-name="P13">The two angles are opposite of each other (e.g., <text:s/><text:span text:style-name="T6">θ1=θ2±180º). <text:s/>In this case, pick one of the vectors whose angle will be the “final” angle (usually you’d pick the one with the bigger “r” value). <text:s/>Change the other vector by negating its “r” value and changing its angle to be the same as the first one - then add. <text:s/>So (5,45º) + (6,225º) = (-5,225º)+(6,225º)=(1,225º).</text:span></text:p>
        </text:list-item>
      </text:list>
      <text:p text:style-name="P7"/>
      <text:p text:style-name="P7">In all other cases, you need to convert the vectors to rectangular form. <text:s/>Once you convert it to rectangular form, adding them is easy, just add the matching parts. <text:s/>You can convert polar form <text:span text:style-name="T6">(r,</text:span><text:span text:style-name="T6">θ</text:span><text:span text:style-name="T6">) to its equivalent rectangular form (x,y) by computing:</text:span></text:p>
      <text:p text:style-name="P7"><text:tab/>x = r cos <text:span text:style-name="T6">θ </text:span>, <text:s text:c="2"/>y = r sin <text:span text:style-name="T6">θ</text:span></text:p>
      <text:p text:style-name="P7"/>
      <text:p text:style-name="P7">So <text:span text:style-name="T6">(5,25º)+(7,80º) = <text:s/>(5 cos 25º, <text:s/>5 sin 25º)+(7 cos 80º, 7 sin 80º)</text:span></text:p>
      <text:p text:style-name="P3"><text:s/>= (4.532,2.113)+(1.216,6.894)= (4.532+1.216 , 2.113+6.894 ) = (5.748, 9.007)</text:p>
      <text:p text:style-name="P10"><text:soft-page-break/>Lesson 31: Symmetry / Reflections / Translations</text:p>
      <text:p text:style-name="P11"><text:span text:style-name="T1">In this lesson, Saxon describes how to take an original function and change it. <text:s/>His description is accurate, but might be confusing, because he doesn’t give his “changed” functions different (new) names. <text:s/>Here, I’ll talk about the “original” function f, and then I’ll discuss creating “new” functions with different names like “g” and “h”. <text:s/>Hopefully, by giving these modified functions </text:span><text:span text:style-name="T3">different</text:span><text:span text:style-name="T1"> names, what’s going on will be clearer than what’s in the book.</text:span></text:p>
      <text:p text:style-name="P8"/>
      <text:p text:style-name="P8"><text:span text:style-name="T1">The reflection of function f(x) in the y-axis is g(x) = f(-x). <text:s/>So if f(x) = x</text:span><text:span text:style-name="T5">2</text:span><text:span text:style-name="T1">+8x+6, <text:s/>its reflection g(x) = f(-x) = (-x)</text:span><text:span text:style-name="T5">2</text:span><text:span text:style-name="T1">+8(-x)+6 = <text:s/>x</text:span><text:span text:style-name="T5">2</text:span><text:span text:style-name="T1">-8x+6. <text:s/>If a function’s reflection is itself, then it is </text:span><text:span text:style-name="T3">symmetric</text:span><text:span text:style-name="T1"> about the y-axis. <text:s/>E.G., if you have f(x)= x</text:span><text:span text:style-name="T5">2</text:span><text:span text:style-name="T1">, then its reflection g(x) = f(-x) = (-x)</text:span><text:span text:style-name="T5">2</text:span><text:span text:style-name="T1"> = x</text:span><text:span text:style-name="T5">2</text:span><text:span text:style-name="T1"> which is the same as f(x).</text:span></text:p>
      <text:p text:style-name="P8"/>
      <text:p text:style-name="P8"><text:span text:style-name="T1">Note: -f(x) is typically </text:span><text:span text:style-name="T3">different</text:span><text:span text:style-name="T1"> from f(-x). <text:s/>f(-x) takes its input (x), negates it, and </text:span><text:span text:style-name="T3">then</text:span><text:span text:style-name="T1"> feeds it to function f, while -f(x) takes its input, feeds it to function f, and then negates the </text:span><text:span text:style-name="T3">result</text:span><text:span text:style-name="T1"> of f.</text:span></text:p>
      <text:p text:style-name="P8"/>
      <text:p text:style-name="P11">Similarly, you can move a function to the left or right by adding a constant to x everywhere. A function that has the same shape, but has been “moved” to another place, is called a <text:span text:style-name="T3">translated</text:span><text:span text:style-name="T1"> function, and the process of doing this is called </text:span><text:span text:style-name="T3">translation</text:span><text:span text:style-name="T1">. <text:s/>E.G.</text:span>, given some function f(x), the translated function g(x)=f(x+h) has been moved by h spaces to the left; the translated function h(x)=f(x-h) has been moved to the right. <text:s/>E.G., given:</text:p>
      <text:p text:style-name="P8"><text:tab/>f(x)=2x+2</text:p>
      <text:p text:style-name="P7">We can find a new function g(x) that is f(x) moved 3 spaces to the left:</text:p>
      <text:p text:style-name="P7"><text:tab/>g(x) = f(x+3) = 2(x+3)+2 = 2x+6+2 = 2x+8</text:p>
      <text:p text:style-name="P7"/>
      <text:p text:style-name="P12">Lesson 32: Inverse functions / Four Quadrant Signs / Inverse Trig functions</text:p>
      <text:p text:style-name="P7">Every one-to-one function has an inverse function; in fact, that’s why one-to-one functions are important. An “inverse” function is a function that “goes the other way”.</text:p>
      <text:p text:style-name="P7"/>
      <text:p text:style-name="P7">The sin/cos/tan functions can take arbitrary angles, but then they aren’t one-way functions (and can’t be inverted). <text:s/>Having an inverse function is very useful... so, to make that possible, we have to create a variant of sin/cos/tan that <text:span text:style-name="T3">is</text:span><text:span text:style-name="T1"> a one-way function, and then create an inverse of </text:span><text:span text:style-name="T3">that</text:span><text:span text:style-name="T1">. <text:s text:c="2"/>So the standard convention is arccos <text:s/>returns 0</text:span><text:span text:style-name="T8">°...180°, <text:s/></text:span><text:span text:style-name="T1">Arcsin returns -90</text:span><text:span text:style-name="T8">°</text:span><text:span text:style-name="T1">..90</text:span><text:span text:style-name="T8">°</text:span><text:span text:style-name="T1">, </text:span><text:span text:style-name="T8">arctan returns -90°...90°; this convention was chosen so that they </text:span><text:span text:style-name="T9">all</text:span><text:span text:style-name="T8"> cover 0°...90°, and connect continuously for their entire range of values. [Show graphs.]</text:span></text:p>
      <text:p text:style-name="P3"/>
      <text:p text:style-name="P7"><text:span text:style-name="T8">If we didn’t adopt these conventions, we couldn’t create inverse functions for sin/cos/tan. <text:s/>We don’t have to have single-value functions, but the math to handle arbitrary infinitely-sized sets of values is </text:span><text:span text:style-name="T9">much</text:span><text:span text:style-name="T8"> more complex (trust me, you don’t want to do it)</text:span><text:span text:style-name="T9">. <text:s/></text:span><text:span text:style-name="T8">In most real-life circumstances, that kind of complexity is completely unnecessary. <text:s/>By adopting a few simple conventions, we make our lives much easier.</text:span></text:p>
      <text:p text:style-name="P3"/>
      <text:p text:style-name="P3"><text:span text:style-name="T10">Do home study test #7 this week</text:span><text:span text:style-name="T2"> (covers lessons 25-28), presumably on Friday. <text:s/>Please review your notes before taking it, and memorize what you need first. <text:s/></text:span><text:span text:style-name="T4">Show your work</text:span><text:span text:style-name="T2">, so can give partial credit. <text:s/>Have a parent grade it initially (to identify which ones are right or wrong), and </text:span>put it in the new mailbox on Sunday morning<text:span text:style-name="T2">. <text:s/>I intend to do the final grading, so that I can give partial credit (or full credit if it’s just an equivalent expression).</text:span></text:p>
      <text:p text:style-name="P5">Note: In problems where it says “do not use a calculator”, it’s especially important to show your work... so I can see that you didn’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><text:tab/><text:page-number text:select-page="current">2</text:page-number> of 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 A. Wheeler</meta:initial-creator>
    <meta:creation-date>2007-09-03T22:43:21</meta:creation-date>
    <dc:creator>David Wheeler</dc:creator>
    <dc:date>2008-10-09T18:43:01</dc:date>
    <meta:printed-by>David A. Wheeler</meta:printed-by>
    <meta:print-date>2007-09-17T17:32:47</meta:print-date>
    <dc:language>en-US</dc:language>
    <meta:editing-cycles>182</meta:editing-cycles>
    <meta:editing-duration>PT18H25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1185" meta:character-count="6435"/>
  </office:meta>
</office:document-meta>
</file>